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5.592cm" fo:min-width="3.818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5cm" fo:min-width="10.132cm"/>
    </style:style>
    <style:style style:name="gr3" style:family="graphic" style:parent-style-name="objectwithoutfill">
      <style:graphic-properties draw:stroke="solid" svg:stroke-width="0.212cm" draw:marker-start-width="0.521cm" draw:marker-end="Arrow" draw:marker-end-width="0.465cm" draw:fill="none" fo:padding-top="0.18cm" fo:padding-bottom="0.18cm" fo:padding-left="0.305cm" fo:padding-right="0.305cm"/>
    </style:style>
    <style:style style:name="gr4" style:family="graphic" style:parent-style-name="standard">
      <style:graphic-properties draw:stroke="solid" draw:stroke-dash="Line_20_with_20_Fine_20_Dots" draw:textarea-horizontal-align="justify" draw:textarea-vertical-align="middle" draw:auto-grow-height="false" fo:min-height="0.47cm" fo:min-width="0.22cm"/>
    </style:style>
    <style:style style:name="gr5" style:family="graphic" style:parent-style-name="standard">
      <style:graphic-properties draw:textarea-horizontal-align="justify" draw:textarea-vertical-align="middle" draw:auto-grow-height="false" fo:min-height="2.036cm" fo:min-width="8.308cm"/>
    </style:style>
    <style:style style:name="gr6" style:family="graphic" style:parent-style-name="standard">
      <style:graphic-properties draw:textarea-horizontal-align="justify" draw:textarea-vertical-align="middle" draw:auto-grow-height="false" fo:min-height="1.528cm" fo:min-width="6.24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362cm"/>
    </style:style>
    <style:style style:name="gr8" style:family="graphic" style:parent-style-name="objectwithoutfill">
      <style:graphic-properties draw:marker-end="Arrow" draw:marker-end-width="0.3cm" draw:fill="non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91cm" fo:min-width="6.682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2.29cm"/>
    </style:style>
    <style:style style:name="gr11" style:family="graphic" style:parent-style-name="objectwithoutfill">
      <style:graphic-properties draw:stroke="dash" draw:stroke-dash="Fine_20_Dashed" draw:marker-end="Arrow" draw:marker-end-width="0.3cm" draw:fill="none"/>
    </style:style>
    <style:style style:name="gr1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3" style:family="paragraph">
      <loext:graphic-properties draw:fill="none" draw:fill-color="#ffffff"/>
      <style:text-properties fo:color="#00a65d" fo:font-size="18pt" fo:font-weight="bold" style:font-size-asian="18pt" style:font-weight-asian="bold" style:font-size-complex="18pt" style:font-weight-complex="bold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P6" style:family="paragraph">
      <style:paragraph-properties fo:text-align="center"/>
      <style:text-properties fo:color="#0066b3" fo:font-size="20pt" fo:font-weight="bold" style:font-size-asian="20pt" style:font-weight-asian="bold" style:font-size-complex="20pt" style:font-weight-complex="bold"/>
    </style:style>
    <style:style style:name="P7" style:family="paragraph">
      <style:paragraph-properties fo:text-align="center"/>
      <style:text-properties fo:color="#000000" fo:font-size="20pt" fo:font-weight="bold" style:font-size-asian="20pt" style:font-weight-asian="bold" style:font-size-complex="20pt" style:font-weight-complex="bold"/>
    </style:style>
    <style:style style:name="P8" style:family="paragraph">
      <loext:graphic-properties draw:fill="none" draw:fill-color="#ffffff"/>
    </style:style>
    <style:style style:name="P9" style:family="paragraph">
      <loext:graphic-properties draw:fill="none" draw:fill-color="#ffffff"/>
      <style:paragraph-properties fo:text-align="center"/>
      <style:text-properties fo:color="#5c2d91" fo:font-size="19pt" fo:font-weight="bold" style:font-size-asian="19pt" style:font-weight-asian="bold" style:font-size-complex="19pt" style:font-weight-complex="bold"/>
    </style:style>
    <style:style style:name="P10" style:family="paragraph">
      <loext:graphic-properties draw:fill-color="#ffffff"/>
    </style:style>
    <style:style style:name="T1" style:family="text">
      <style:text-properties fo:font-size="24pt" fo:font-weight="bold" style:font-size-asian="24pt" style:font-weight-asian="bold" style:font-size-complex="24pt" style:font-weight-complex="bold"/>
    </style:style>
    <style:style style:name="T2" style:family="text">
      <style:text-properties fo:color="#00a65d" fo:font-size="18pt" fo:font-weight="bold" style:font-size-asian="18pt" style:font-weight-asian="bold" style:font-size-complex="18pt" style:font-weight-complex="bold"/>
    </style:style>
    <style:style style:name="T3" style:family="text">
      <style:text-properties fo:font-size="20pt" fo:font-weight="bold" style:font-size-asian="20pt" style:font-weight-asian="bold" style:font-size-complex="20pt" style:font-weight-complex="bold"/>
    </style:style>
    <style:style style:name="T4" style:family="text"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T5" style:family="text">
      <style:text-properties fo:color="#0066b3" fo:font-size="20pt" fo:font-weight="bold" style:font-size-asian="20pt" style:font-weight-asian="bold" style:font-size-complex="20pt" style:font-weight-complex="bold"/>
    </style:style>
    <style:style style:name="T6" style:family="text">
      <style:text-properties fo:color="#0066b3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T7" style:family="text">
      <style:text-properties fo:color="#000000" fo:font-size="20pt" fo:font-weight="bold" style:font-size-asian="20pt" style:font-weight-asian="bold" style:font-size-complex="20pt" style:font-weight-complex="bold"/>
    </style:style>
    <style:style style:name="T8" style:family="text">
      <style:text-properties fo:color="#000000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T9" style:family="text">
      <style:text-properties fo:color="#00a65d" fo:font-size="20pt" fo:font-weight="bold" style:font-size-asian="20pt" style:font-weight-asian="bold" style:font-size-complex="20pt" style:font-weight-complex="bold"/>
    </style:style>
    <style:style style:name="T10" style:family="text">
      <style:text-properties fo:color="#5c2d91" fo:font-size="19pt" fo:font-weight="bold" style:font-size-asian="19pt" style:font-weight-asian="bold" style:font-size-complex="19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draw:layer="layout" svg:width="4.318cm" svg:height="5.842cm" svg:x="1.594cm" svg:y="0.508cm">
          <text:p text:style-name="P1"><text:span text:style-name="T1">Guest VM</text:span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0.632cm" svg:height="1.825cm" svg:x="1.342cm" svg:y="8.898cm">
          <draw:text-box>
            <text:p><text:span text:style-name="T2">Map hardware PCI config/bars</text:span></text:p>
            <text:p><text:span text:style-name="T2">to VM address space via EPT</text:span></text:p>
          </draw:text-box>
        </draw:frame>
        <draw:line draw:style-name="gr3" draw:text-style-name="P4" draw:layer="layout" svg:x1="6.311cm" svg:y1="4.702cm" svg:x2="19.05cm" svg:y2="4.68cm">
          <text:p/>
        </draw:line>
        <draw:custom-shape draw:style-name="gr4" draw:text-style-name="P1" draw:layer="layout" svg:width="1.016cm" svg:height="1.016cm" svg:x="0.244cm" svg:y="8.72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8.808cm" svg:height="2.286cm" svg:x="19.494cm" svg:y="4.408cm">
          <text:p text:style-name="P1"><text:span text:style-name="T3">PCI Config (</text:span><text:span text:style-name="T4">IO</text:span><text:span text:style-name="T3">)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8.808cm" svg:height="2.286cm" svg:x="19.494cm" svg:y="1.608cm">
          <text:p text:style-name="P1"><text:span text:style-name="T5">PCI BAR 2 (Config/</text:span><text:span text:style-name="T6">MMIO</text:span><text:span text:style-name="T5">)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8.808cm" svg:height="2.286cm" svg:x="19.494cm" svg:y="7.008cm">
          <text:p text:style-name="P1"><text:span text:style-name="T7">PCI BAR 4 (MSI-X/</text:span><text:span text:style-name="T8">IO</text:span><text:span text:style-name="T7">)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6.74cm" svg:height="1.778cm" svg:x="10.922cm" svg:y="9.414cm">
          <text:p text:style-name="P1"><text:span text:style-name="T1">Hypervisor</text:span></text:p>
          <draw:enhanced-geometry svg:viewBox="0 0 21600 21600" draw:type="rectangle" draw:enhanced-path="M 0 0 L 21600 0 21600 21600 0 21600 0 0 Z N"/>
        </draw:custom-shape>
        <draw:frame draw:style-name="gr7" draw:text-style-name="P8" draw:layer="layout" svg:width="12.192cm" svg:height="2.612cm" svg:x="6.95cm" svg:y="0.35cm">
          <draw:text-box>
            <text:list text:style-name="L1">
              <text:list-header>
                <text:p><text:span text:style-name="T9">BAR 2 (e.g., ring buffer base or doorbell) is MMIO-based direct access</text:span></text:p>
              </text:list-header>
            </text:list>
          </draw:text-box>
        </draw:frame>
        <draw:custom-shape draw:style-name="gr4" draw:text-style-name="P1" draw:layer="layout" svg:width="1.016cm" svg:height="1.016cm" svg:x="6.562cm" svg:y="0.314cm">
          <text:p text:style-name="P1">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4" draw:layer="layout" svg:x1="28.302cm" svg:y1="2.54cm" svg:x2="30.48cm" svg:y2="2.944cm">
          <text:p/>
        </draw:line>
        <draw:frame draw:style-name="gr9" draw:text-style-name="P9" draw:layer="layout" svg:width="7.182cm" svg:height="1.741cm" svg:x="28.456cm" svg:y="2.944cm">
          <draw:text-box>
            <text:p text:style-name="P1"><text:span text:style-name="T10">Q1: DMA is based on</text:span></text:p>
            <text:p text:style-name="P1"><text:span text:style-name="T10">HPA, not GPA</text:span></text:p>
          </draw:text-box>
        </draw:frame>
        <draw:line draw:style-name="gr3" draw:text-style-name="P4" draw:layer="layout" svg:x1="6.259cm" svg:y1="3.092cm" svg:x2="18.998cm" svg:y2="3.07cm">
          <text:p/>
        </draw:line>
        <draw:frame draw:style-name="gr7" draw:text-style-name="P8" draw:layer="layout" svg:width="12.192cm" svg:height="2.612cm" svg:x="7.05cm" svg:y="4.95cm">
          <draw:text-box>
            <text:list text:style-name="L1">
              <text:list-header>
                <text:p><text:span text:style-name="T9">Access to PCI config and MSI-X bar is trapped to and emulated by the hypervisor</text:span></text:p>
              </text:list-header>
            </text:list>
          </draw:text-box>
        </draw:frame>
        <draw:frame draw:style-name="gr10" draw:text-style-name="P8" draw:layer="layout" svg:width="12.192cm" svg:height="2.54cm" svg:x="21.25cm" svg:y="9.386cm">
          <draw:text-box>
            <text:list text:style-name="L1">
              <text:list-header>
                <text:p><text:span text:style-name="T9">The MSI-X IRQ from hardware is mediated by the hypervisor</text:span></text:p>
              </text:list-header>
            </text:list>
          </draw:text-box>
        </draw:frame>
        <draw:custom-shape draw:style-name="gr4" draw:text-style-name="P1" draw:layer="layout" svg:width="1.016cm" svg:height="1.016cm" svg:x="6.563cm" svg:y="4.915cm">
          <text:p text:style-name="P1">4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1.016cm" svg:height="1.016cm" svg:x="20.764cm" svg:y="9.516cm">
          <text:p text:style-name="P1">3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4" draw:layer="layout" svg:x1="17.047cm" svg:y1="9.349cm" svg:x2="17.047cm" svg:y2="6.728cm">
          <text:p/>
        </draw:line>
        <draw:line draw:style-name="gr11" draw:text-style-name="P4" draw:layer="layout" svg:x1="17.547cm" svg:y1="6.754cm" svg:x2="17.547cm" svg:y2="9.375cm">
          <text:p/>
        </draw:line>
        <presentation:notes draw:style-name="dp2">
          <draw:page-thumbnail draw:style-name="gr12" draw:layer="layout" svg:width="14.848cm" svg:height="11.136cm" svg:x="3.075cm" svg:y="2.257cm" draw:page-number="1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dash" draw:stroke-dash="Fine_20_Dashed" svg:stroke-width="0.051cm" svg:stroke-color="#000000" draw:marker-start-width="0.279cm" draw:marker-start-center="false" draw:marker-end-width="0.279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solid" svg:stroke-width="0.102cm" svg:stroke-color="#ed1c24" draw:marker-start-width="0.356cm" draw:marker-end-width="0.356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4cm" fo:text-indent="0cm"/>
      <style:text-properties fo:font-size="16.8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179cm" fo:text-indent="0cm"/>
      <style:text-properties fo:font-size="14.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18cm" fo:text-indent="0cm"/>
      <style:text-properties fo:font-size="12.1000003814697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58cm" fo:text-indent="0cm"/>
      <style:text-properties fo:font-size="12.1000003814697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58cm" fo:text-indent="0cm"/>
      <style:text-properties fo:font-size="12.1000003814697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58cm" fo:text-indent="0cm"/>
      <style:text-properties fo:font-size="12.1000003814697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58cm" fo:text-indent="0cm"/>
      <style:text-properties fo:font-size="12.1000003814697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58cm" fo:text-indent="0cm"/>
      <style:text-properties fo:font-size="12.1000003814697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6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5.56cm" fo:page-height="12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3.213cm" svg:x="1cm" svg:y="4.666cm"/>
      <draw:page-thumbnail draw:layer="backgroundobjects" svg:width="8.999cm" svg:height="3.213cm" svg:x="1cm" svg:y="13.242cm"/>
      <draw:page-thumbnail draw:layer="backgroundobjects" svg:width="8.999cm" svg:height="3.213cm" svg:x="1cm" svg:y="21.818cm"/>
      <draw:page-thumbnail draw:layer="backgroundobjects" svg:width="8.999cm" svg:height="3.213cm" svg:x="11cm" svg:y="4.666cm"/>
      <draw:page-thumbnail draw:layer="backgroundobjects" svg:width="8.999cm" svg:height="3.213cm" svg:x="11cm" svg:y="13.242cm"/>
      <draw:page-thumbnail draw:layer="backgroundobjects" svg:width="8.999cm" svg:height="3.213cm" svg:x="11cm" svg:y="21.818cm"/>
    </style:handout-master>
    <style:master-page style:name="Default" style:page-layout-name="PM1" draw:style-name="Mdp1">
      <draw:frame presentation:style-name="Default-title" draw:layer="backgroundobjects" svg:width="32.003cm" svg:height="2.121cm" svg:x="1.778cm" svg:y="0.505cm" presentation:class="title" presentation:placeholder="true">
        <draw:text-box/>
      </draw:frame>
      <draw:frame presentation:style-name="Default-outline1" draw:layer="backgroundobjects" svg:width="32.003cm" svg:height="7.366cm" svg:x="1.778cm" svg:y="2.971cm" presentation:class="outline" presentation:placeholder="true">
        <draw:text-box/>
      </draw:frame>
      <draw:frame presentation:style-name="Mpr1" draw:text-style-name="MP2" draw:layer="backgroundobjects" svg:width="8.285cm" svg:height="0.876cm" svg:x="1.778cm" svg:y="11.56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1.271cm" svg:height="0.876cm" svg:x="12.16cm" svg:y="11.56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8.285cm" svg:height="0.876cm" svg:x="25.495cm" svg:y="11.56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18T09:55:27.256350371</meta:creation-date>
    <dc:date>2021-01-03T22:02:47.390445555</dc:date>
    <meta:editing-duration>PT6H45M11S</meta:editing-duration>
    <meta:editing-cycles>205</meta:editing-cycles>
    <meta:generator>LibreOffice/6.0.7.3$Linux_X86_64 LibreOffice_project/00m0$Build-3</meta:generator>
    <meta:document-statistic meta:object-count="42"/>
  </office:meta>
</office:document-meta>
</file>